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Calibri MSFontServi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529cm" fo:text-align="start" style:justify-single-word="false" fo:text-indent="1.27cm" style:auto-text-indent="false" fo:background-color="transparent" fo:padding="0cm" fo:border="none"/>
      <style:text-properties fo:font-variant="normal" fo:text-transform="none" fo:font-style="normal" fo:font-weight="normal"/>
    </style:style>
    <style:style style:name="P2" style:family="paragraph" style:parent-style-name="Text_20_body">
      <loext:graphic-properties draw:fill="none" draw:fill-color="#ffffff"/>
      <style:paragraph-properties style:line-height-at-least="0.635cm" fo:text-align="start" style:justify-single-word="false" fo:background-color="transparent" fo:padding="0cm" fo:border="none"/>
    </style:style>
    <style:style style:name="T1" style:family="text">
      <style:text-properties style:font-name="Calibri" fo:font-size="13pt" fo:language="fr" fo:country="FR" fo:font-style="normal" style:text-underline-style="solid" style:text-underline-width="auto" style:text-underline-color="font-color" fo:font-weight="normal"/>
    </style:style>
    <style:style style:name="T2" style:family="text">
      <style:text-properties style:font-name="Calibri" fo:font-size="11pt" fo:language="fr" fo:country="FR"/>
    </style:style>
    <style:style style:name="T3" style:family="text">
      <style:text-properties style:text-underline-style="solid" style:text-underline-width="auto" style:text-underline-color="font-color"/>
    </style:style>
    <style:style style:name="T4" style:family="text">
      <style:text-properties fo:font-style="normal" fo:font-weight="normal"/>
    </style:style>
    <style:style style:name="T5" style:family="text">
      <style:text-properties fo:font-variant="normal" fo:text-transform="none" style:text-underline-style="solid" style:text-underline-width="auto" style:text-underline-color="font-color"/>
    </style:style>
    <style:style style:name="T6" style:family="text">
      <style:text-properties fo:font-variant="normal" fo:text-transform="none" style:font-name="Calibri" fo:font-size="13pt" fo:language="fr" fo:country="FR" fo:font-style="normal" style:text-underline-style="solid" style:text-underline-width="auto" style:text-underline-color="font-color" fo:font-weight="normal"/>
    </style:style>
    <style:style style:name="T7" style:family="text">
      <style:text-properties fo:font-variant="normal" fo:text-transform="none" fo:font-style="normal" fo:font-weight="normal"/>
    </style:style>
    <style:style style:name="T8" style:family="text">
      <style:text-properties fo:font-variant="normal" fo:text-transform="none"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text:s text:c="44"/></text:span><text:span text:style-name="T6">Compte rendu Maricic et Sainte-Rose</text:span></text:p>
      <text:p text:style-name="P1"><text:span text:style-name="T2">Lors de la première séance nous avons pris le temps de faire un brainstorming. Nous nous somme très vite mit d'accord sur ce que nous voulions faire, tout deux fan de manga notre choix fut très vite prit. Avant de commencer notre site nous avions construit un modèle sur Paint enfin de nous mettre tout de suite d'accord pour l'ergonomie de notre site, nous avons aussi chercher beaucoup de modèle différent sur internet. Nous avons globalement tout le site ensemble, nous  changions à tour de rôle l'ordinateur, pendant que l'un écrivait l'autre supervisait, donnait des idées s'occupait de finialiser des détails. Nous avons tout d'abord construit la structure de nos pages puis c'est par la suite que nous nous somme</text:span> <text:span text:style-name="T2">chargé de l'esthétique de notre site, en mettant des images, plus de couleurs, une image de fond, changement de police... Nous somme assez satisfait de notre site qui nous à demander beaucoup de travail et  nous espérons qu'il vous plaira auss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Calibri MSFontServi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2:26:11.667630873</meta:creation-date>
    <dc:date>2018-12-21T12:27:45.232707467</dc:date>
    <meta:editing-duration>PT1M38S</meta:editing-duration>
    <meta:editing-cycles>1</meta:editing-cycles>
    <meta:document-statistic meta:table-count="0" meta:image-count="0" meta:object-count="0" meta:page-count="1" meta:paragraph-count="2" meta:word-count="166" meta:character-count="1044" meta:non-whitespace-character-count="834"/>
    <meta:generator>LibreOffice/5.2.7.2$Linux_X86_64 LibreOffice_project/20m0$Build-2</meta:generator>
  </office:meta>
</office:document-meta>
</file>